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e298" officeooo:paragraph-rsid="0017e298"/>
    </style:style>
    <style:style style:name="P2" style:family="paragraph" style:parent-style-name="Standard">
      <style:text-properties officeooo:paragraph-rsid="002156fa"/>
    </style:style>
    <style:style style:name="P3" style:family="paragraph" style:parent-style-name="Standard">
      <style:text-properties officeooo:rsid="002156fa" officeooo:paragraph-rsid="002156fa"/>
    </style:style>
    <style:style style:name="P4" style:family="paragraph" style:parent-style-name="Standard">
      <style:text-properties officeooo:rsid="0022e5a6" officeooo:paragraph-rsid="0022e5a6"/>
    </style:style>
    <style:style style:name="P5" style:family="paragraph" style:parent-style-name="Standard">
      <style:text-properties officeooo:rsid="002360d8" officeooo:paragraph-rsid="002360d8"/>
    </style:style>
    <style:style style:name="P6" style:family="paragraph" style:parent-style-name="Standard">
      <style:text-properties officeooo:rsid="002472fb" officeooo:paragraph-rsid="002472fb"/>
    </style:style>
    <style:style style:name="P7" style:family="paragraph" style:parent-style-name="Standard">
      <style:text-properties officeooo:rsid="002588ab" officeooo:paragraph-rsid="002588ab"/>
    </style:style>
    <style:style style:name="P8" style:family="paragraph" style:parent-style-name="Standard">
      <style:text-properties fo:font-weight="bold" officeooo:rsid="0017e298" officeooo:paragraph-rsid="00264f59" style:font-weight-asian="bold" style:font-weight-complex="bold"/>
    </style:style>
    <style:style style:name="P9" style:family="paragraph" style:parent-style-name="Standard">
      <style:text-properties fo:font-weight="bold" officeooo:rsid="0017e298" officeooo:paragraph-rsid="00273069" style:font-weight-asian="bold" style:font-weight-complex="bold"/>
    </style:style>
    <style:style style:name="P10" style:family="paragraph" style:parent-style-name="Standard">
      <style:text-properties fo:font-weight="bold" officeooo:rsid="0017e298" officeooo:paragraph-rsid="0029be33" style:font-weight-asian="bold" style:font-weight-complex="bold"/>
    </style:style>
    <style:style style:name="P11" style:family="paragraph" style:parent-style-name="Standard">
      <style:text-properties fo:font-weight="bold" officeooo:rsid="00185203" officeooo:paragraph-rsid="002eb635" style:font-weight-asian="bold" style:font-weight-complex="bold"/>
    </style:style>
    <style:style style:name="P12" style:family="paragraph" style:parent-style-name="Standard">
      <style:text-properties fo:font-weight="bold" officeooo:rsid="0018585b" officeooo:paragraph-rsid="00308ff8" style:font-weight-asian="bold" style:font-weight-complex="bold"/>
    </style:style>
    <style:style style:name="P13" style:family="paragraph" style:parent-style-name="Standard">
      <style:text-properties fo:font-weight="bold" officeooo:rsid="0018c922" officeooo:paragraph-rsid="00313a99" style:font-weight-asian="bold" style:font-weight-complex="bold"/>
    </style:style>
    <style:style style:name="P14" style:family="paragraph" style:parent-style-name="Standard">
      <style:text-properties fo:font-weight="bold" officeooo:rsid="001aa592" officeooo:paragraph-rsid="0032da3d" style:font-weight-asian="bold" style:font-weight-complex="bold"/>
    </style:style>
    <style:style style:name="P15" style:family="paragraph" style:parent-style-name="Standard">
      <style:text-properties fo:font-weight="bold" officeooo:rsid="00308ff8" officeooo:paragraph-rsid="00308ff8" style:font-weight-asian="bold" style:font-weight-complex="bold"/>
    </style:style>
    <style:style style:name="P16" style:family="paragraph" style:parent-style-name="Standard">
      <style:text-properties fo:font-weight="normal" officeooo:rsid="00185203" officeooo:paragraph-rsid="002ba883" style:font-weight-asian="normal" style:font-weight-complex="normal"/>
    </style:style>
    <style:style style:name="P17" style:family="paragraph" style:parent-style-name="Standard">
      <style:text-properties fo:font-weight="normal" officeooo:rsid="00185203" officeooo:paragraph-rsid="002d8df4" style:font-weight-asian="normal" style:font-weight-complex="normal"/>
    </style:style>
    <style:style style:name="P18" style:family="paragraph" style:parent-style-name="Standard">
      <style:text-properties fo:font-weight="normal" officeooo:rsid="00313a99" officeooo:paragraph-rsid="00313a99" style:font-weight-asian="normal" style:font-weight-complex="normal"/>
    </style:style>
    <style:style style:name="P19" style:family="paragraph" style:parent-style-name="Standard">
      <style:text-properties fo:font-weight="normal" officeooo:rsid="00318d8c" officeooo:paragraph-rsid="00318d8c" style:font-weight-asian="normal" style:font-weight-complex="normal"/>
    </style:style>
    <style:style style:name="P20" style:family="paragraph" style:parent-style-name="Standard" style:list-style-name="L1">
      <style:text-properties officeooo:rsid="0017e298" officeooo:paragraph-rsid="0017e298"/>
    </style:style>
    <style:style style:name="P21" style:family="paragraph" style:parent-style-name="Standard" style:list-style-name="L1">
      <style:text-properties fo:font-weight="bold" officeooo:rsid="0017e298" officeooo:paragraph-rsid="0017e298" style:font-weight-asian="bold" style:font-weight-complex="bold"/>
    </style:style>
    <style:style style:name="P22" style:family="paragraph" style:parent-style-name="Standard" style:list-style-name="L1">
      <style:text-properties fo:font-weight="bold" officeooo:rsid="00185203" officeooo:paragraph-rsid="00185203" style:font-weight-asian="bold" style:font-weight-complex="bold"/>
    </style:style>
    <style:style style:name="P23" style:family="paragraph" style:parent-style-name="Standard" style:list-style-name="L1">
      <style:text-properties fo:font-weight="bold" officeooo:rsid="0018585b" officeooo:paragraph-rsid="0018585b" style:font-weight-asian="bold" style:font-weight-complex="bold"/>
    </style:style>
    <style:style style:name="P24" style:family="paragraph" style:parent-style-name="Standard" style:list-style-name="L1">
      <style:text-properties fo:font-weight="bold" officeooo:rsid="0018c922" officeooo:paragraph-rsid="0018c922" style:font-weight-asian="bold" style:font-weight-complex="bold"/>
    </style:style>
    <style:style style:name="P25" style:family="paragraph" style:parent-style-name="Standard" style:list-style-name="L1">
      <style:text-properties fo:font-weight="bold" officeooo:rsid="001aa592" officeooo:paragraph-rsid="001aa592" style:font-weight-asian="bold" style:font-weight-complex="bold"/>
    </style:style>
    <style:style style:name="P26" style:family="paragraph" style:parent-style-name="Standard" style:list-style-name="L1">
      <style:text-properties fo:font-weight="bold" officeooo:rsid="001d1b84" officeooo:paragraph-rsid="001d1b84" style:font-weight-asian="bold" style:font-weight-complex="bold"/>
    </style:style>
    <style:style style:name="P27" style:family="paragraph" style:parent-style-name="Standard">
      <style:text-properties fo:font-weight="bold" officeooo:rsid="001d1b84" officeooo:paragraph-rsid="0039ca97" style:font-weight-asian="bold" style:font-weight-complex="bold"/>
    </style:style>
    <style:style style:name="P28" style:family="paragraph" style:parent-style-name="Standard" style:list-style-name="L1">
      <style:text-properties fo:font-weight="bold" officeooo:rsid="001e4727" officeooo:paragraph-rsid="001e4727" style:font-weight-asian="bold" style:font-weight-complex="bold"/>
    </style:style>
    <style:style style:name="P29" style:family="paragraph" style:parent-style-name="Standard">
      <style:text-properties fo:font-weight="bold" officeooo:rsid="001e4727" officeooo:paragraph-rsid="0033dd60" style:font-weight-asian="bold" style:font-weight-complex="bold"/>
    </style:style>
    <style:style style:name="P30" style:family="paragraph" style:parent-style-name="Standard" style:list-style-name="L1">
      <style:text-properties fo:font-weight="bold" officeooo:rsid="001f5d9c" officeooo:paragraph-rsid="001f5d9c" style:font-weight-asian="bold" style:font-weight-complex="bold"/>
    </style:style>
    <style:style style:name="P31" style:family="paragraph" style:parent-style-name="Standard">
      <style:text-properties fo:font-weight="bold" officeooo:rsid="001f5d9c" officeooo:paragraph-rsid="0035212a" style:font-weight-asian="bold" style:font-weight-complex="bold"/>
    </style:style>
    <style:style style:name="P32" style:family="paragraph" style:parent-style-name="Standard">
      <style:text-properties fo:font-weight="bold" officeooo:rsid="001f5d9c" officeooo:paragraph-rsid="0036c4cf" style:font-weight-asian="bold" style:font-weight-complex="bold"/>
    </style:style>
    <style:style style:name="P33" style:family="paragraph" style:parent-style-name="Standard">
      <style:text-properties fo:font-weight="bold" officeooo:rsid="001f5d9c" officeooo:paragraph-rsid="0036c641" style:font-weight-asian="bold" style:font-weight-complex="bold"/>
    </style:style>
    <style:style style:name="P34" style:family="paragraph" style:parent-style-name="Standard" style:list-style-name="L1">
      <style:text-properties fo:font-weight="bold" officeooo:rsid="00202cbc" officeooo:paragraph-rsid="00202cbc" style:font-weight-asian="bold" style:font-weight-complex="bold"/>
    </style:style>
    <style:style style:name="P35" style:family="paragraph" style:parent-style-name="Standard">
      <style:text-properties fo:font-weight="bold" officeooo:rsid="0033dd60" officeooo:paragraph-rsid="0033dd60" style:font-weight-asian="bold" style:font-weight-complex="bold"/>
    </style:style>
    <style:style style:name="P36" style:family="paragraph" style:parent-style-name="Standard">
      <style:text-properties fo:font-weight="bold" officeooo:rsid="0035212a" officeooo:paragraph-rsid="0035212a" style:font-weight-asian="bold" style:font-weight-complex="bold"/>
    </style:style>
    <style:style style:name="P37" style:family="paragraph" style:parent-style-name="Standard">
      <style:text-properties fo:font-weight="bold" officeooo:rsid="0036c4cf" officeooo:paragraph-rsid="0036c4cf" style:font-weight-asian="bold" style:font-weight-complex="bold"/>
    </style:style>
    <style:style style:name="P38" style:family="paragraph" style:parent-style-name="Standard">
      <style:text-properties fo:font-weight="bold" officeooo:rsid="0036c641" officeooo:paragraph-rsid="0036c641" style:font-weight-asian="bold" style:font-weight-complex="bold"/>
    </style:style>
    <style:style style:name="P39" style:family="paragraph" style:parent-style-name="Standard">
      <style:text-properties fo:font-weight="bold" officeooo:rsid="0039ca97" officeooo:paragraph-rsid="0039ca97" style:font-weight-asian="bold" style:font-weight-complex="bold"/>
    </style:style>
    <style:style style:name="P40" style:family="paragraph" style:parent-style-name="Standard">
      <style:text-properties fo:font-weight="normal" officeooo:rsid="00264f59" officeooo:paragraph-rsid="00264f59" style:font-weight-asian="normal" style:font-weight-complex="normal"/>
    </style:style>
    <style:style style:name="P41" style:family="paragraph" style:parent-style-name="Standard">
      <style:text-properties fo:font-weight="normal" officeooo:rsid="00273069" officeooo:paragraph-rsid="00273069" style:font-weight-asian="normal" style:font-weight-complex="normal"/>
    </style:style>
    <style:style style:name="P42" style:family="paragraph" style:parent-style-name="Standard">
      <style:text-properties fo:font-weight="normal" officeooo:rsid="0029be33" officeooo:paragraph-rsid="0029be33" style:font-weight-asian="normal" style:font-weight-complex="normal"/>
    </style:style>
    <style:style style:name="P43" style:family="paragraph" style:parent-style-name="Standard">
      <style:text-properties fo:font-weight="normal" officeooo:rsid="002ba883" officeooo:paragraph-rsid="002ba883" style:font-weight-asian="normal" style:font-weight-complex="normal"/>
    </style:style>
    <style:style style:name="P44" style:family="paragraph" style:parent-style-name="Standard">
      <style:text-properties fo:font-weight="normal" officeooo:rsid="002eb635" officeooo:paragraph-rsid="002eb635" style:font-weight-asian="normal" style:font-weight-complex="normal"/>
    </style:style>
    <style:style style:name="P45" style:family="paragraph" style:parent-style-name="Standard">
      <style:text-properties fo:font-weight="normal" officeooo:rsid="00308ff8" officeooo:paragraph-rsid="00308ff8" style:font-weight-asian="normal" style:font-weight-complex="normal"/>
    </style:style>
    <style:style style:name="P46" style:family="paragraph" style:parent-style-name="Standard">
      <style:text-properties fo:font-weight="normal" officeooo:rsid="00313a99" officeooo:paragraph-rsid="00313a99" style:font-weight-asian="normal" style:font-weight-complex="normal"/>
    </style:style>
    <style:style style:name="P47" style:family="paragraph" style:parent-style-name="Standard">
      <style:text-properties fo:font-weight="normal" officeooo:rsid="0032da3d" officeooo:paragraph-rsid="0032da3d" style:font-weight-asian="normal" style:font-weight-complex="normal"/>
    </style:style>
    <style:style style:name="P48" style:family="paragraph" style:parent-style-name="Standard" style:list-style-name="L1">
      <style:text-properties officeooo:rsid="0036d328" officeooo:paragraph-rsid="0036d328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85203"/>
    </style:style>
    <style:style style:name="T3" style:family="text">
      <style:text-properties officeooo:rsid="001ca1a7"/>
    </style:style>
    <style:style style:name="T4" style:family="text">
      <style:text-properties officeooo:rsid="002050dc"/>
    </style:style>
    <style:style style:name="T5" style:family="text">
      <style:text-properties officeooo:rsid="002156fa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64f59" style:font-weight-asian="normal" style:font-weight-complex="normal"/>
    </style:style>
    <style:style style:name="T8" style:family="text">
      <style:text-properties fo:font-weight="normal" officeooo:rsid="00273069" style:font-weight-asian="normal" style:font-weight-complex="normal"/>
    </style:style>
    <style:style style:name="T9" style:family="text">
      <style:text-properties fo:font-weight="normal" officeooo:rsid="0029be33" style:font-weight-asian="normal" style:font-weight-complex="normal"/>
    </style:style>
    <style:style style:name="T10" style:family="text">
      <style:text-properties fo:font-weight="normal" officeooo:rsid="002eb635" style:font-weight-asian="normal" style:font-weight-complex="normal"/>
    </style:style>
    <style:style style:name="T11" style:family="text">
      <style:text-properties fo:font-weight="normal" officeooo:rsid="00308ff8" style:font-weight-asian="normal" style:font-weight-complex="normal"/>
    </style:style>
    <style:style style:name="T12" style:family="text">
      <style:text-properties fo:font-weight="normal" officeooo:rsid="00313a99" style:font-weight-asian="normal" style:font-weight-complex="normal"/>
    </style:style>
    <style:style style:name="T13" style:family="text">
      <style:text-properties fo:font-weight="normal" officeooo:rsid="0032da3d" style:font-weight-asian="normal" style:font-weight-complex="normal"/>
    </style:style>
    <style:style style:name="T14" style:family="text">
      <style:text-properties fo:font-weight="normal" officeooo:rsid="00331ffa" style:font-weight-asian="normal" style:font-weight-complex="normal"/>
    </style:style>
    <style:style style:name="T15" style:family="text">
      <style:text-properties fo:font-weight="normal" officeooo:rsid="0033dd60" style:font-weight-asian="normal" style:font-weight-complex="normal"/>
    </style:style>
    <style:style style:name="T16" style:family="text">
      <style:text-properties fo:font-weight="normal" officeooo:rsid="0035212a" style:font-weight-asian="normal" style:font-weight-complex="normal"/>
    </style:style>
    <style:style style:name="T17" style:family="text">
      <style:text-properties fo:font-weight="normal" officeooo:rsid="0036c4cf" style:font-weight-asian="normal" style:font-weight-complex="normal"/>
    </style:style>
    <style:style style:name="T18" style:family="text">
      <style:text-properties fo:font-weight="normal" officeooo:rsid="0036c641" style:font-weight-asian="normal" style:font-weight-complex="normal"/>
    </style:style>
    <style:style style:name="T19" style:family="text">
      <style:text-properties fo:font-weight="normal" officeooo:rsid="0039ca97" style:font-weight-asian="normal" style:font-weight-complex="normal"/>
    </style:style>
    <style:style style:name="T20" style:family="text">
      <style:text-properties officeooo:rsid="002921f4"/>
    </style:style>
    <style:style style:name="T21" style:family="text">
      <style:text-properties officeooo:rsid="002ba88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te a bank databse with following tables:</text:p>
      <text:p text:style-name="P1">Branch master(<text:span text:style-name="T1">branch_id</text:span>,branch_name)</text:p>
      <text:p text:style-name="P1"/>
      <text:p text:style-name="P1">Employee master(<text:span text:style-name="T1">emp_no,</text:span>emp_name,branch_id,salary,Dept,manager_id) <text:span text:style-name="T4">(manager_id &amp; branch_id is foreign key)</text:span></text:p>
      <text:p text:style-name="P1"/>
      <text:p text:style-name="P1">Conatct details(emp_id,email_id,phone_no) (Apply on delete set null constraint &amp; foreign key on emp_id)</text:p>
      <text:p text:style-name="P1"/>
      <text:p text:style-name="P1">EmpAddress details(emp_id,street,city,state) (Apply on delete set cascade constraint &amp; foreign key on emp_id)</text:p>
      <text:p text:style-name="P1"/>
      <text:p text:style-name="P1">Branch address(branch_id,city,state)(branch_id is foreign key)</text:p>
      <text:p text:style-name="P1"/>
      <text:list xml:id="list7759522725442527720" text:style-name="L1">
        <text:list-item>
          <text:p text:style-name="P20">Insert 5 records in each table.</text:p>
        </text:list-item>
      </text:list>
      <text:p text:style-name="P2"><text:s text:c="14"/><text:span text:style-name="T5">select * from Branchmaster; </text:span></text:p>
      <text:p text:style-name="P3">+-----------+--------------+ </text:p>
      <text:p text:style-name="P3">| branch_id | branch_name <text:s/>| </text:p>
      <text:p text:style-name="P3">+-----------+--------------+ </text:p>
      <text:p text:style-name="P3">| <text:s text:c="8"/>1 | Vadgaon <text:s text:c="5"/>| </text:p>
      <text:p text:style-name="P3">| <text:s text:c="8"/>2 | Park street <text:s/>| </text:p>
      <text:p text:style-name="P3">| <text:s text:c="8"/>3 | Panvel <text:s text:c="6"/>| </text:p>
      <text:p text:style-name="P3">| <text:s text:c="8"/>4 | Pimpri <text:s text:c="6"/>| </text:p>
      <text:p text:style-name="P3">| <text:s text:c="8"/>5 | Model colony | </text:p>
      <text:p text:style-name="P3">+-----------+--------------+ </text:p>
      <text:p text:style-name="P3">5 rows in set (0.00 sec) </text:p>
      <text:p text:style-name="P4">select * from Empmaster; </text:p>
      <text:p text:style-name="P4">+--------+----------+-----------+--------+-----------+------------+ </text:p>
      <text:p text:style-name="P4">| emp_id | emp_name | branch_id | salary | dept <text:s text:c="5"/>| manager_id | </text:p>
      <text:p text:style-name="P4">+--------+----------+-----------+--------+-----------+------------+ </text:p>
      <text:p text:style-name="P4">| <text:s text:c="4"/>10 | Aryan <text:s text:c="3"/>| <text:s text:c="8"/>2 | <text:s/>40000 | Manager <text:s text:c="2"/>| <text:s text:c="6"/>NULL | </text:p>
      <text:p text:style-name="P4">| <text:s text:c="4"/>11 | Kiran <text:s text:c="3"/>| <text:s text:c="8"/>4 | <text:s text:c="2"/>5000 | Admin <text:s text:c="4"/>| <text:s text:c="8"/>10 | </text:p>
      <text:p text:style-name="P4">| <text:s text:c="4"/>12 | Carol <text:s text:c="3"/>| <text:s text:c="8"/>1 | <text:s/>60000 | Assistant | <text:s text:c="8"/>10 | </text:p>
      <text:p text:style-name="P4">| <text:s text:c="4"/>13 | Peter <text:s text:c="3"/>| <text:s text:c="8"/>3 | 120000 | Senior <text:s text:c="3"/>| <text:s text:c="8"/>10 | </text:p>
      <text:p text:style-name="P4">| <text:s text:c="4"/>14 | Bob <text:s text:c="5"/>| <text:s text:c="8"/>5 | 110000 | HR <text:s text:c="7"/>| <text:s text:c="8"/>10 | </text:p>
      <text:p text:style-name="P4">+--------+----------+-----------+--------+-----------+------------+ </text:p>
      <text:p text:style-name="P4">5 rows in set (0.00 sec) </text:p>
      <text:p text:style-name="P4"/>
      <text:p text:style-name="P5">select * from contactdetails; </text:p>
      <text:p text:style-name="P5">+--------+-----------------+------------+ </text:p>
      <text:p text:style-name="P5">| emp_id | email_id <text:s text:c="7"/>| phone_no <text:s text:c="2"/>| </text:p>
      <text:p text:style-name="P5">+--------+-----------------+------------+ </text:p>
      <text:p text:style-name="P5">| <text:s text:c="4"/>11 | kiran@gmail.com | 9890154761 | </text:p>
      <text:p text:style-name="P5">| <text:s text:c="4"/>10 | aryan@gmail.com | 8806058754 | </text:p>
      <text:p text:style-name="P5">| <text:s text:c="4"/>13 | peter@hotmail.c | 9373203456 | </text:p>
      <text:p text:style-name="P5">+--------+-----------------+------------+ </text:p>
      <text:p text:style-name="P5">3 rows in set (0.00 sec) </text:p>
      <text:p text:style-name="P5"/>
      <text:p text:style-name="P6">select * from Branchaddress; </text:p>
      <text:p text:style-name="P6">+-----------+-----------+-------------+ </text:p>
      <text:p text:style-name="P6">| branch_id | city <text:s text:c="5"/>| state <text:s text:c="6"/>| </text:p>
      <text:p text:style-name="P6">+-----------+-----------+-------------+ </text:p>
      <text:p text:style-name="P6"><text:soft-page-break/>| <text:s text:c="8"/>1 | Pune <text:s text:c="5"/>| Maharashtra | </text:p>
      <text:p text:style-name="P6">| <text:s text:c="8"/>2 | Kolkata <text:s text:c="2"/>| West Bengal | </text:p>
      <text:p text:style-name="P6">| <text:s text:c="8"/>3 | Mumbai <text:s text:c="3"/>| Maharashtra | </text:p>
      <text:p text:style-name="P6">| <text:s text:c="8"/>4 | Bangalore | Karnataka <text:s text:c="2"/>| </text:p>
      <text:p text:style-name="P6">| <text:s text:c="8"/>5 | Cuttack <text:s text:c="2"/>| Orissa <text:s text:c="5"/>| </text:p>
      <text:p text:style-name="P6">+-----------+-----------+-------------+ </text:p>
      <text:p text:style-name="P6">5 rows in set (0.00 sec) </text:p>
      <text:p text:style-name="P6"/>
      <text:p text:style-name="P7"><text:s/>select * from Empaddressdetails; </text:p>
      <text:p text:style-name="P7">+--------+------------+-----------+-------------+ </text:p>
      <text:p text:style-name="P7">| emp_id | street <text:s text:c="4"/>| city <text:s text:c="5"/>| state <text:s text:c="6"/>| </text:p>
      <text:p text:style-name="P7">+--------+------------+-----------+-------------+ </text:p>
      <text:p text:style-name="P7">| <text:s text:c="4"/>10 | vadgaon <text:s text:c="3"/>| Pune <text:s text:c="5"/>| Maharashtra | </text:p>
      <text:p text:style-name="P7">| <text:s text:c="4"/>11 | Link Road <text:s/>| Mumbai <text:s text:c="3"/>| Maharashtra | </text:p>
      <text:p text:style-name="P7">| <text:s text:c="4"/>12 | Park stree | Kolkata <text:s text:c="2"/>| West Bengal | </text:p>
      <text:p text:style-name="P7">| <text:s text:c="4"/>13 | Roha <text:s text:c="6"/>| Bangalore | Karnataka <text:s text:c="2"/>| </text:p>
      <text:p text:style-name="P7">| <text:s text:c="4"/>14 | Street roa | Cuttack <text:s text:c="2"/>| Orissa <text:s text:c="5"/>| </text:p>
      <text:p text:style-name="P7">+--------+------------+-----------+-------------+ </text:p>
      <text:p text:style-name="P7">5 rows in set (0.00 sec) </text:p>
      <text:p text:style-name="P7"/>
      <text:list xml:id="list110760986649982" text:continue-numbering="true" text:style-name="L1">
        <text:list-item>
          <text:p text:style-name="P21">List the employee details along with branch name using the inner join and in the order of emp_no.</text:p>
        </text:list-item>
      </text:list>
      <text:p text:style-name="P8"><text:s text:c="11"/><text:span text:style-name="T7">select emp_id,emp_name,branch_name from Empmaster e inner join Branchmaster b on e.branch_id=b.branch_id order by emp_id; </text:span></text:p>
      <text:p text:style-name="P40">+--------+----------+--------------+ </text:p>
      <text:p text:style-name="P40">| emp_id | emp_name | branch_name <text:s/>| </text:p>
      <text:p text:style-name="P40">+--------+----------+--------------+ </text:p>
      <text:p text:style-name="P40">| <text:s text:c="4"/>10 | Aryan <text:s text:c="3"/>| Park street <text:s/>| </text:p>
      <text:p text:style-name="P40">| <text:s text:c="4"/>11 | Kiran <text:s text:c="3"/>| Pimpri <text:s text:c="6"/>| </text:p>
      <text:p text:style-name="P40">| <text:s text:c="4"/>12 | Carol <text:s text:c="3"/>| Vadgaon <text:s text:c="5"/>| </text:p>
      <text:p text:style-name="P40">| <text:s text:c="4"/>13 | Peter <text:s text:c="3"/>| Panvel <text:s text:c="6"/>| </text:p>
      <text:p text:style-name="P40">| <text:s text:c="4"/>14 | Bob <text:s text:c="5"/>| Model colony | </text:p>
      <text:p text:style-name="P40">+--------+----------+--------------+ </text:p>
      <text:p text:style-name="P40">5 rows in set (0.02 sec) </text:p>
      <text:p text:style-name="P40"/>
      <text:list xml:id="list110761293014338" text:continue-numbering="true" text:style-name="L1">
        <text:list-item>
          <text:p text:style-name="P21">List the details of employee who belong to admin department along with the branch name to which they belong.</text:p>
        </text:list-item>
      </text:list>
      <text:p text:style-name="P9"><text:s text:c="11"/><text:span text:style-name="T8">select emp_name,dept,branch_name from Branchmaster b,Empmaster e where b.branch_id=e.branch_id and dept="Admin"; </text:span></text:p>
      <text:p text:style-name="P41">+----------+-------+-------------+ </text:p>
      <text:p text:style-name="P41">| emp_name | dept <text:s/>| branch_name | </text:p>
      <text:p text:style-name="P41">+----------+-------+-------------+ </text:p>
      <text:p text:style-name="P41">| Kiran <text:s text:c="3"/>| Admin | Pimpri <text:s text:c="5"/>| </text:p>
      <text:p text:style-name="P41">+----------+-------+-------------+ </text:p>
      <text:p text:style-name="P41">1 row in set (0.00 sec) </text:p>
      <text:list xml:id="list110760119883540" text:continue-numbering="true" text:style-name="L1">
        <text:list-item>
          <text:p text:style-name="P21">List the employee name along with the phone no and city using inner join.</text:p>
        </text:list-item>
      </text:list>
      <text:p text:style-name="P10"><text:s text:c="5"/><text:span text:style-name="T9">select emp_name,phone_no,city from Empmaster e inner join Empaddressdetails a on e.emp_id=a.emp_id inner join contactdetails c on e.emp_id=c.emp_id; </text:span></text:p>
      <text:p text:style-name="P42">+----------+------------+-----------+ </text:p>
      <text:p text:style-name="P42">| emp_name | phone_no <text:s text:c="2"/>| city <text:s text:c="5"/>| </text:p>
      <text:p text:style-name="P42">+----------+------------+-----------+ </text:p>
      <text:p text:style-name="P42">| Aryan <text:s text:c="3"/>| 8806058754 | Pune <text:s text:c="5"/>| </text:p>
      <text:p text:style-name="P42"><text:soft-page-break/>| Kiran <text:s text:c="3"/>| 9890154761 | Mumbai <text:s text:c="3"/>| </text:p>
      <text:p text:style-name="P42">| Peter <text:s text:c="3"/>| 9373203456 | Bangalore | </text:p>
      <text:p text:style-name="P42">+----------+------------+-----------+ </text:p>
      <text:p text:style-name="P42">3 rows in set (0.00 sec) </text:p>
      <text:list xml:id="list110762109947701" text:continue-numbering="true" text:style-name="L1">
        <text:list-item>
          <text:p text:style-name="P21">List the employee name <text:span text:style-name="T2">with the contact details (if any).</text:span></text:p>
        </text:list-item>
      </text:list>
      <text:p text:style-name="P18">select emp_name,email_id,phone_no from Empmaster e left join contactdetails c on e.emp_id=c.emp_id; </text:p>
      <text:p text:style-name="P18">+----------+-----------------+------------+ </text:p>
      <text:p text:style-name="P18">| emp_name | email_id <text:s text:c="7"/>| phone_no <text:s text:c="2"/>| </text:p>
      <text:p text:style-name="P18">+----------+-----------------+------------+ </text:p>
      <text:p text:style-name="P18">| Aryan <text:s text:c="3"/>| aryan@gmail.com | 8806058754 | </text:p>
      <text:p text:style-name="P18">| Kiran <text:s text:c="3"/>| kiran@gmail.com | 9890154761 | </text:p>
      <text:p text:style-name="P18">| Bob <text:s text:c="5"/>| NULL <text:s text:c="11"/>| <text:s text:c="6"/>NULL | </text:p>
      <text:p text:style-name="P18">+----------+-----------------+------------+ </text:p>
      <text:p text:style-name="P18">3 rows in set (0.00 sec) </text:p>
      <text:list xml:id="list110760081603812" text:continue-numbering="true" text:style-name="L1">
        <text:list-item>
          <text:p text:style-name="P22">List the employee con<text:span text:style-name="T20">tac</text:span>t details irrespective of whether they are working or have left.</text:p>
        </text:list-item>
      </text:list>
      <text:p text:style-name="P16"><text:s text:c="11"/><text:span text:style-name="T21">delete from Empmaster where emp_id=12; </text:span></text:p>
      <text:p text:style-name="P43">Query OK, 1 row affected (0.04 sec) </text:p>
      <text:p text:style-name="P43"/>
      <text:p text:style-name="P43">mysql&gt; delete from Empmaster where emp_id=13; </text:p>
      <text:p text:style-name="P43">Query OK, 1 row affected (0.03 sec) </text:p>
      <text:p text:style-name="P43"/>
      <text:p text:style-name="P43">mysql&gt; select * from Empmaster; </text:p>
      <text:p text:style-name="P43">+--------+----------+-----------+--------+---------+------------+ </text:p>
      <text:p text:style-name="P43">| emp_id | emp_name | branch_id | salary | dept <text:s text:c="3"/>| manager_id | </text:p>
      <text:p text:style-name="P43">+--------+----------+-----------+--------+---------+------------+ </text:p>
      <text:p text:style-name="P43">| <text:s text:c="4"/>10 | Aryan <text:s text:c="3"/>| <text:s text:c="8"/>2 | <text:s/>40000 | Manager | <text:s text:c="6"/>NULL | </text:p>
      <text:p text:style-name="P43">| <text:s text:c="4"/>11 | Kiran <text:s text:c="3"/>| <text:s text:c="8"/>1 | <text:s text:c="2"/>20000 | Admin <text:s text:c="2"/>| <text:s text:c="8"/>10 | </text:p>
      <text:p text:style-name="P43">| <text:s text:c="4"/>14 | Bob <text:s text:c="5"/>| <text:s text:c="8"/>5 | 110000 | HR <text:s text:c="5"/>| <text:s text:c="8"/>10 | </text:p>
      <text:p text:style-name="P43">+--------+----------+-----------+--------+---------+------------+ </text:p>
      <text:p text:style-name="P43">3 rows in set (0.00 sec) </text:p>
      <text:p text:style-name="P43"/>
      <text:p text:style-name="P19">select emp_name,email_id,phone_no from Empmaster e right join contactdetails c on e.emp_id=c.emp_id; </text:p>
      <text:p text:style-name="P19">+----------+-----------------+------------+ </text:p>
      <text:p text:style-name="P19">| emp_name | email_id <text:s text:c="7"/>| phone_no <text:s text:c="2"/>| </text:p>
      <text:p text:style-name="P19">+----------+-----------------+------------+ </text:p>
      <text:p text:style-name="P19">| Kiran <text:s text:c="3"/>| kiran@gmail.com | 9890154761 | </text:p>
      <text:p text:style-name="P19">| Aryan <text:s text:c="3"/>| aryan@gmail.com | 8806058754 | </text:p>
      <text:p text:style-name="P19">| NULL <text:s text:c="4"/>| peter@hotmail.c | 9373203456 | </text:p>
      <text:p text:style-name="P19">+----------+-----------------+------------+ </text:p>
      <text:p text:style-name="P19">3 rows in set (0.00 sec) </text:p>
      <text:p text:style-name="P17"><text:s text:c="2"/></text:p>
      <text:list xml:id="list110761728955127" text:continue-numbering="true" text:style-name="L1">
        <text:list-item>
          <text:p text:style-name="P22">Retrieve the employee name and their respective manager name.</text:p>
        </text:list-item>
      </text:list>
      <text:p text:style-name="P11"><text:s text:c="12"/><text:span text:style-name="T10">select e1.emp_name,e2.emp_name as Manager from Empmaster e1,Empmaster e2 where e1.manager_id=e2.emp_id; </text:span></text:p>
      <text:p text:style-name="P44">+----------+---------+ </text:p>
      <text:p text:style-name="P44">| emp_name | Manager | </text:p>
      <text:p text:style-name="P44">+----------+---------+ </text:p>
      <text:p text:style-name="P44">| Kiran <text:s text:c="3"/>| Aryan <text:s text:c="2"/>| </text:p>
      <text:p text:style-name="P44">| Bob <text:s text:c="5"/>| Aryan <text:s text:c="2"/>| </text:p>
      <text:p text:style-name="P44">+----------+---------+ </text:p>
      <text:p text:style-name="P44"><text:soft-page-break/>2 rows in set (0.00 sec) </text:p>
      <text:list xml:id="list110761261119679" text:continue-numbering="true" text:style-name="L1">
        <text:list-item>
          <text:p text:style-name="P23">List the employee details along with branch name using natural join.</text:p>
        </text:list-item>
      </text:list>
      <text:p text:style-name="P12"><text:s text:c="12"/><text:span text:style-name="T11"><text:s/>select emp_name,dept,branch_name,salary from Branchmaster b natural join Empmaster e; </text:span></text:p>
      <text:p text:style-name="P45">+----------+---------+--------------+--------+ </text:p>
      <text:p text:style-name="P45">| emp_name | dept <text:s text:c="3"/>| branch_name <text:s/>| salary | </text:p>
      <text:p text:style-name="P45">+----------+---------+--------------+--------+ </text:p>
      <text:p text:style-name="P45">| Aryan <text:s text:c="3"/>| Manager | Park street <text:s/>| <text:s/>40000 | </text:p>
      <text:p text:style-name="P15"><text:span text:style-name="T6">| Kiran <text:s text:c="3"/>| Admin <text:s text:c="2"/>| Pimpri <text:s text:c="6"/>| <text:s text:c="2"/></text:span><text:span text:style-name="T14">20</text:span><text:span text:style-name="T6">000 | </text:span></text:p>
      <text:p text:style-name="P45">| Bob <text:s text:c="5"/>| HR <text:s text:c="5"/>| Model colony | 110000 | </text:p>
      <text:p text:style-name="P45">+----------+---------+--------------+--------+ </text:p>
      <text:p text:style-name="P45">3 rows in set (0.00 sec) </text:p>
      <text:list xml:id="list110761940706748" text:continue-numbering="true" text:style-name="L1">
        <text:list-item>
          <text:p text:style-name="P24">List the employee names who work at the vadgaon branch along with the city of that employee.</text:p>
        </text:list-item>
      </text:list>
      <text:p text:style-name="P13"><text:s text:c="12"/><text:span text:style-name="T12"><text:s/>select e.emp_id,emp_name,city from Empmaster e,Branchmaster b,Empaddressdetails a where b.branch_name="Vadgaon" and b.branch_id=e.branch_id and e.emp_id=a.emp_id; </text:span></text:p>
      <text:p text:style-name="P18">+--------+----------+--------+ </text:p>
      <text:p text:style-name="P18">| emp_id | emp_name | city <text:s text:c="2"/>| </text:p>
      <text:p text:style-name="P18">+--------+----------+--------+ </text:p>
      <text:p text:style-name="P18">| <text:s text:c="4"/>11 | Kiran <text:s text:c="3"/>| Mumbai | </text:p>
      <text:p text:style-name="P18">+--------+----------+--------+ </text:p>
      <text:p text:style-name="P18">1 row in set (0.00 sec) </text:p>
      <text:list xml:id="list110761670463395" text:continue-numbering="true" text:style-name="L1">
        <text:list-item>
          <text:p text:style-name="P25">Find the employee who works at the vadgaon branch with salary&gt;10000 and list the employee names <text:span text:style-name="T3">with streets and city they live in.</text:span></text:p>
        </text:list-item>
      </text:list>
      <text:p text:style-name="P14"><text:s text:c="15"/><text:span text:style-name="T13"><text:s/>select emp_name,street,city,salary from Empmaster e,Empaddressdetails a where e.emp_id=a.emp_id and e.emp_id in(select emp_id from Branchmaster b,Empmaster c where branch_name="Vadgaon" and salary&gt;10000 and b.branch_id=c.branch_id); </text:span></text:p>
      <text:p text:style-name="P47">+----------+-----------+--------+--------+ </text:p>
      <text:p text:style-name="P47">| emp_name | street <text:s text:c="3"/>| city <text:s text:c="2"/>| salary | </text:p>
      <text:p text:style-name="P47">+----------+-----------+--------+--------+ </text:p>
      <text:p text:style-name="P47">| Kiran <text:s text:c="3"/>| Link Road | Mumbai | <text:s/>20000 | </text:p>
      <text:p text:style-name="P47">+----------+-----------+--------+--------+ </text:p>
      <text:p text:style-name="P47">1 row in set (0.00 sec) </text:p>
      <text:list xml:id="list110761816326575" text:continue-numbering="true" text:style-name="L1">
        <text:list-item>
          <text:p text:style-name="P26">Find the employees who live and work in same city.</text:p>
        </text:list-item>
      </text:list>
      <text:p text:style-name="P27"><text:s text:c="16"/><text:span text:style-name="T6"><text:s/></text:span><text:span text:style-name="T19"><text:s/>select emp_name from Empmaster e,Branchmaster b,Empaddressdetails a,Branchaddress c where e.emp_id=a.emp_id and b.branch_id=e.branch_id and c.branch_id=b.branch_id and c.city=a.city;</text:span></text:p>
      <text:p text:style-name="P39"><text:span text:style-name="T6">+----------+</text:span></text:p>
      <text:p text:style-name="P39"><text:span text:style-name="T6">| emp_name |</text:span></text:p>
      <text:p text:style-name="P39"><text:span text:style-name="T6">+----------+</text:span></text:p>
      <text:p text:style-name="P39"><text:span text:style-name="T6">| Bob <text:s text:c="5"/>|</text:span></text:p>
      <text:p text:style-name="P39"><text:span text:style-name="T6">+----------+</text:span></text:p>
      <text:p text:style-name="P39"><text:span text:style-name="T6">1 row in set (0.00 sec)</text:span></text:p>
      <text:list xml:id="list110761558760749" text:continue-numbering="true" text:style-name="L1">
        <text:list-item>
          <text:p text:style-name="P28">Find the employees whose salaries are more than everybody who works at branch vadgaon.</text:p>
        </text:list-item>
      </text:list>
      <text:p text:style-name="P29"><text:s text:c="13"/><text:span text:style-name="T15">select emp_name from Empmaster where salary&gt;all(select salary from Empmaster e,Branchmaster b where e.branch_id=b.branch_id and branch_name="Vadgaon");</text:span></text:p>
      <text:p text:style-name="P35"><text:span text:style-name="T6">+----------+</text:span></text:p>
      <text:p text:style-name="P35"><text:span text:style-name="T6">| emp_name |</text:span></text:p>
      <text:p text:style-name="P35"><text:span text:style-name="T6">+----------+</text:span></text:p>
      <text:p text:style-name="P35"><text:span text:style-name="T6">| Aryan <text:s text:c="3"/>|</text:span></text:p>
      <text:p text:style-name="P35"><text:span text:style-name="T6">| Bob <text:s text:c="5"/>|</text:span></text:p>
      <text:p text:style-name="P35"><text:span text:style-name="T6">+----------+</text:span></text:p>
      <text:p text:style-name="P35"><text:soft-page-break/><text:span text:style-name="T6">2 rows in set (0.00 sec)</text:span></text:p>
      <text:list xml:id="list110760521457800" text:continue-numbering="true" text:style-name="L1">
        <text:list-item>
          <text:p text:style-name="P30">Create a view which will contain total employees at each branch.</text:p>
        </text:list-item>
      </text:list>
      <text:p text:style-name="P32"><text:s text:c="13"/><text:span text:style-name="T17">create view TotEmp as select branch_name,count(emp_id) as TotalEmployees from Empmaster e,Branchmaster b where e.branch_id=b.branch_id group by e.branch_id;</text:span></text:p>
      <text:p text:style-name="P37"><text:span text:style-name="T6">Query OK, 0 rows affected (0.04 sec)</text:span></text:p>
      <text:p text:style-name="P37"><text:span text:style-name="T6"></text:span></text:p>
      <text:p text:style-name="P37"><text:span text:style-name="T6">mysql&gt; select * from TotEmp;</text:span></text:p>
      <text:p text:style-name="P37"><text:span text:style-name="T6">+--------------+----------------+</text:span></text:p>
      <text:p text:style-name="P37"><text:span text:style-name="T6">| branch_name <text:s/>| TotalEmployees |</text:span></text:p>
      <text:p text:style-name="P37"><text:span text:style-name="T6">+--------------+----------------+</text:span></text:p>
      <text:p text:style-name="P37"><text:span text:style-name="T6">| Vadgaon <text:s text:c="5"/>| <text:s text:c="13"/>1 |</text:span></text:p>
      <text:p text:style-name="P37"><text:span text:style-name="T6">| Park street <text:s/>| <text:s text:c="13"/>1 |</text:span></text:p>
      <text:p text:style-name="P37"><text:span text:style-name="T6">| Panvel <text:s text:c="6"/>| <text:s text:c="13"/>1 |</text:span></text:p>
      <text:p text:style-name="P37"><text:span text:style-name="T6">| Pimpri <text:s text:c="6"/>| <text:s text:c="13"/>3 |</text:span></text:p>
      <text:p text:style-name="P37"><text:span text:style-name="T6">| Model colony | <text:s text:c="13"/>1 |</text:span></text:p>
      <text:p text:style-name="P37"><text:span text:style-name="T6">+--------------+----------------+</text:span></text:p>
      <text:p text:style-name="P37"><text:span text:style-name="T6">5 rows in set (0.00 sec)</text:span></text:p>
      <text:p text:style-name="P37"><text:span text:style-name="T6"></text:span></text:p>
      <text:list xml:id="list110760382746888" text:continue-numbering="true" text:style-name="L1">
        <text:list-item>
          <text:p text:style-name="P30">List the branch names where employee have a salary&gt;100000.</text:p>
        </text:list-item>
      </text:list>
      <text:p text:style-name="P31"><text:s text:c="17"/><text:span text:style-name="T16">select branch_name from Empmaster e,Branchmaster b where e.branch_id=b.branch_id and salary&gt;100000;</text:span></text:p>
      <text:p text:style-name="P36"><text:span text:style-name="T6">+--------------+</text:span></text:p>
      <text:p text:style-name="P36"><text:span text:style-name="T6">| branch_name <text:s/>|</text:span></text:p>
      <text:p text:style-name="P36"><text:span text:style-name="T6">+--------------+</text:span></text:p>
      <text:p text:style-name="P36"><text:span text:style-name="T6">| Model colony |</text:span></text:p>
      <text:p text:style-name="P36"><text:span text:style-name="T6">+--------------+</text:span></text:p>
      <text:p text:style-name="P36"><text:span text:style-name="T6">1 row in set (0.00 sec)</text:span></text:p>
      <text:list xml:id="list110761562715064" text:continue-numbering="true" text:style-name="L1">
        <text:list-item>
          <text:p text:style-name="P30">Create a view which will show the avg salary and the total salary at each branch.</text:p>
        </text:list-item>
      </text:list>
      <text:p text:style-name="P33"><text:s text:c="13"/><text:span text:style-name="T6"><text:s text:c="3"/></text:span><text:span text:style-name="T18"><text:s/>create view Emp as select branch_name,avg(salary),sum(salary) from Empmaster e,Branchmaster b where e.branch_id=b.branch_id group by e.branch_id;</text:span></text:p>
      <text:p text:style-name="P38"><text:span text:style-name="T6">Query OK, 0 rows affected (0.05 sec)</text:span></text:p>
      <text:p text:style-name="P38"><text:span text:style-name="T6"></text:span></text:p>
      <text:p text:style-name="P38"><text:span text:style-name="T6">mysql&gt; select * from Emp;</text:span></text:p>
      <text:p text:style-name="P38"><text:span text:style-name="T6">+--------------+-------------+-------------+</text:span></text:p>
      <text:p text:style-name="P38"><text:span text:style-name="T6">| branch_name <text:s/>| avg(salary) | sum(salary) |</text:span></text:p>
      <text:p text:style-name="P38"><text:span text:style-name="T6">+--------------+-------------+-------------+</text:span></text:p>
      <text:p text:style-name="P38"><text:span text:style-name="T6">| Vadgaon <text:s text:c="5"/>| <text:s/>20000.0000 | <text:s text:c="6"/>20000 |</text:span></text:p>
      <text:p text:style-name="P38"><text:span text:style-name="T6">| Park street <text:s/>| <text:s/>40000.0000 | <text:s text:c="6"/>40000 |</text:span></text:p>
      <text:p text:style-name="P38"><text:span text:style-name="T6">| Panvel <text:s text:c="6"/>| <text:s/>12000.0000 | <text:s text:c="6"/>12000 |</text:span></text:p>
      <text:p text:style-name="P38"><text:span text:style-name="T6">| Pimpri <text:s text:c="6"/>| <text:s/>14000.0000 | <text:s text:c="6"/>42000 |</text:span></text:p>
      <text:p text:style-name="P38"><text:span text:style-name="T6">| Model colony | 110000.0000 | <text:s text:c="5"/>110000 |</text:span></text:p>
      <text:p text:style-name="P38"><text:span text:style-name="T6">+--------------+-------------+-------------+</text:span></text:p>
      <text:p text:style-name="P38"><text:span text:style-name="T6">5 rows in set (0.03 sec)</text:span></text:p>
      <text:list xml:id="list110761280035256" text:continue-numbering="true" text:style-name="L1">
        <text:list-item>
          <text:p text:style-name="P34">Find the employee who do not have a job at vadgaon branch.</text:p>
          <text:p text:style-name="P34"><text:s text:c="2"/></text:p>
          <text:p text:style-name="P48">select emp_name from Empmaster e,Branchmaster b where e.branch_id=b.branch_id and e.branch_id not in(select branch_id from Branchmaster where branch_name="vadgaon");</text:p>
        </text:list-item>
        <text:list-item>
          <text:p text:style-name="P48">+----------+</text:p>
        </text:list-item>
        <text:list-item>
          <text:p text:style-name="P48">| emp_name |</text:p>
        </text:list-item>
        <text:list-item>
          <text:p text:style-name="P48">+----------+</text:p>
        </text:list-item>
        <text:list-item>
          <text:p text:style-name="P48">| Aryan <text:s text:c="3"/>|</text:p>
        </text:list-item>
        <text:list-item>
          <text:p text:style-name="P48">| Nil <text:s text:c="5"/>|</text:p>
        </text:list-item>
        <text:list-item>
          <text:p text:style-name="P48"><text:soft-page-break/>| Yog <text:s text:c="5"/>|</text:p>
        </text:list-item>
        <text:list-item>
          <text:p text:style-name="P48">| Yog <text:s text:c="5"/>|</text:p>
        </text:list-item>
        <text:list-item>
          <text:p text:style-name="P48">| Yog <text:s text:c="5"/>|</text:p>
        </text:list-item>
        <text:list-item>
          <text:p text:style-name="P48">| Bob <text:s text:c="5"/>|</text:p>
        </text:list-item>
        <text:list-item>
          <text:p text:style-name="P48">+----------+</text:p>
        </text:list-item>
        <text:list-item>
          <text:p text:style-name="P48">6 rows in set (0.00 sec)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1T11:13:22.829613844</meta:creation-date>
    <meta:editing-duration>PT3H30M50S</meta:editing-duration>
    <meta:editing-cycles>40</meta:editing-cycles>
    <meta:generator>LibreOffice/4.2.8.2$Linux_X86_64 LibreOffice_project/420m0$Build-2</meta:generator>
    <dc:date>2017-07-18T11:07:59.920396630</dc:date>
    <meta:document-statistic meta:table-count="0" meta:image-count="0" meta:object-count="0" meta:page-count="6" meta:paragraph-count="229" meta:word-count="1579" meta:character-count="10721" meta:non-whitespace-character-count="8361"/>
  </office:meta>
</office:document-meta>
</file>